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9" style:family="paragraph" style:parent-style-name="Text_20_body" style:list-style-name="L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1" style:family="paragraph" style:parent-style-name="Text_20_body" style:list-style-name="L8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2" style:family="paragraph" style:parent-style-name="Text_20_body" style:list-style-name="L9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3" style:family="paragraph" style:parent-style-name="Text_20_body" style:list-style-name="L10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4" style:family="paragraph" style:parent-style-name="Text_20_body" style:list-style-name="L1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5" style:family="paragraph" style:parent-style-name="Text_20_body" style:list-style-name="L12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6" style:family="paragraph" style:parent-style-name="Text_20_body" style:list-style-name="L13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7" style:family="paragraph" style:parent-style-name="Text_20_body" style:list-style-name="L14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8" style:family="paragraph" style:parent-style-name="Text_20_body" style:list-style-name="L15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9" style:family="paragraph" style:parent-style-name="Text_20_body" style:list-style-name="L1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0" style:family="paragraph" style:parent-style-name="Text_20_body" style:list-style-name="L17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1" style:family="paragraph" style:parent-style-name="Heading_20_3">
      <style:text-properties fo:font-size="10.5pt" style:font-size-asian="10.5pt" style:font-size-complex="10.5pt"/>
    </style:style>
    <style:style style:name="P22" style:family="paragraph" style:parent-style-name="Text_20_body" style:list-style-name="L18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3" style:family="paragraph" style:parent-style-name="Text_20_body" style:list-style-name="L19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4" style:family="paragraph" style:parent-style-name="Text_20_body" style:list-style-name="L20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5" style:family="paragraph" style:parent-style-name="Text_20_body" style:list-style-name="L2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6" style:family="paragraph" style:parent-style-name="Text_20_body" style:list-style-name="L22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7" style:family="paragraph" style:parent-style-name="Text_20_body" style:list-style-name="L23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8" style:family="paragraph" style:parent-style-name="Text_20_body" style:list-style-name="L24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9" style:family="paragraph" style:parent-style-name="Text_20_body" style:list-style-name="L25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0" style:family="paragraph" style:parent-style-name="Text_20_body" style:list-style-name="L2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1" style:family="paragraph" style:parent-style-name="Text_20_body" style:list-style-name="L27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2" style:family="paragraph" style:parent-style-name="Text_20_body" style:list-style-name="L28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3" style:family="paragraph" style:parent-style-name="Text_20_body" style:list-style-name="L29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4" style:family="paragraph" style:parent-style-name="Text_20_body" style:list-style-name="L30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5" style:family="paragraph" style:parent-style-name="Text_20_body" style:list-style-name="L3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6" style:family="paragraph" style:parent-style-name="Text_20_body" style:list-style-name="L32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7" style:family="paragraph" style:parent-style-name="Heading_20_2">
      <style:text-properties fo:font-size="10.5pt" style:font-size-asian="10.5pt" style:font-size-complex="10.5pt"/>
    </style:style>
    <style:style style:name="P38" style:family="paragraph" style:parent-style-name="Text_20_body" style:list-style-name="L33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9" style:family="paragraph" style:parent-style-name="Text_20_body" style:list-style-name="L34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40" style:family="paragraph" style:parent-style-name="Text_20_body" style:list-style-name="L35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41" style:family="paragraph" style:parent-style-name="Text_20_body" style:list-style-name="L3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42" style:family="paragraph" style:parent-style-name="Text_20_body" style:list-style-name="L37">
      <style:paragraph-properties fo:margin-left="0cm" fo:margin-right="0cm" fo:text-indent="0cm" style:auto-text-indent="false"/>
    </style:style>
    <style:style style:name="P43" style:family="paragraph" style:parent-style-name="Text_20_body" style:list-style-name="L38">
      <style:paragraph-properties fo:margin-left="0cm" fo:margin-right="0cm" fo:text-indent="0cm" style:auto-text-indent="false"/>
    </style:style>
    <style:style style:name="P44" style:family="paragraph" style:parent-style-name="Text_20_body" style:list-style-name="L39">
      <style:paragraph-properties fo:margin-left="0cm" fo:margin-right="0cm" fo:text-indent="0cm" style:auto-text-indent="false"/>
    </style:style>
    <style:style style:name="P45" style:family="paragraph" style:parent-style-name="Text_20_body" style:list-style-name="L40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46" style:family="paragraph" style:parent-style-name="Text_20_body" style:list-style-name="L41">
      <style:paragraph-properties fo:margin-left="0cm" fo:margin-right="0cm" fo:text-indent="0cm" style:auto-text-indent="false"/>
    </style:style>
    <style:style style:name="P47" style:family="paragraph" style:parent-style-name="Text_20_body" style:list-style-name="L41">
      <style:paragraph-properties fo:margin-left="0cm" fo:margin-right="0cm" fo:orphans="1" fo:text-indent="0cm" style:auto-text-indent="false"/>
    </style:style>
    <style:style style:name="P48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ê é um planejador especializado em criar roadmaps personalizados de carreira em tecnologia. Carreira em Tecnologia Você é um planejador especializado em criar roadmaps personalizados de carreira em tecnologia. ## 🎯 SUA MISSÃO Receber as informações do Agent 1 e gerar um plano completo de estudos com: - Visão do dia a dia - Mapa de skills - Roadmap de 90 dias - Projeto de portfólio - Roteiro de entrevistas - Trilha DIO ## 📥 DADOS QUE VOCÊ RECEBE O Agent 1 vai te passar: - CARREIRA_ESCOLHIDA: (nome da carreira) - HORAS_SEMANA: (disponibilidade) - EXPERIENCIA: (zero/iniciante/alguma) - OBJETIVO: (primeiro emprego/transição/crescimento) - PREFERENCIA: (pessoas/dados/código) - INTERESSES: (tecnologias mencionadas) ## 🎬 INICIAR CONVERSA "Olá! Recebi suas informações do entrevistador. Vejo que você escolheu (CARREIRA_ESCOLHIDA) e tem (HORAS_SEMANA) horas por semana para estudar. Perfeito! Vou montar agora seu plano completo personalizado..." ## 📦 GERAR PLANO COMPLETO (use exatamente este formato) 🧩 VISÃO DO DIA A DIA Como é o trabalho de um(a) (CARREIRA): - (atividade típica 1) - (atividade típica 2) - (atividade típica 3) - (atividade típica 4) - (atividade típica 5) 🧠 MAPA DE SKILLS CORE SKILLS (essenciais): - (skill 1) - (skill 2) - (skill 3) NICE-TO-HAVE (complementares): - (skill 1) - (skill 2) FERRAMENTAS E TECNOLOGIAS: - (tecnologia 1) - (tecnologia 2) - (tecnologia 3) 📅 ROADMAP DE 90 DIAS ADAPTADO PARA: (HORAS_SEMANA) horas/semana MÊS 1 - FUNDAMENTOS SEMANA 1-2: - (meta específica 1) - (meta específica 2) SEMANA 3-4: - (meta específica 1) - (meta específica 2) MÊS 2 - PRÁTICA SEMANA 5-6: - (meta específica 1) - (meta específica 2) SEMANA 7-8: - (meta específica 1) - (meta específica 2) MÊS 3 - PORTFÓLIO E PREPARAÇÃO SEMANA 9-10: - (meta específica 1) - (meta específica 2) SEMANA 11-12: - (meta específica 1) - (meta específica 2) 🚀 PROJETO DE PORTFÓLIO PROJETO: (nome do projeto) O QUE FAZER: (descrição clara do escopo) ENTREGÁVEIS: - (entregável 1) - (entregável 2) - (entregável 3) CRITÉRIOS DE ACEITAÇÃO: - (critério 1) - (critério 2) - (critério 3) DICA: (dica prática para executar o projeto) 💬 ROTEIRO DE ENTREVISTAS PERGUNTA 1: (pergunta comum júnior) COMO RESPONDER: (exemplo estruturado de resposta) PERGUNTA 2: (pergunta comum júnior) COMO RESPONDER: (exemplo estruturado de resposta) PERGUNTA 3: (pergunta comum júnior) COMO RESPONDER: (exemplo estruturado de resposta) PERGUNTA 4: (pergunta comum júnior) COMO RESPONDER: (exemplo estruturado de resposta) PERGUNTA 5: (pergunta comum júnior) COMO RESPONDER: (exemplo estruturado de resposta) 🎓 TRILHA DIO RECOMENDADA TRILHA: (nome específico da trilha/bootcamp DIO) POR QUE ESSA TRILHA: (explicação de como conecta com a carreira) PRÓXIMOS PASSOS: 1. Acesse dio.me 2. Busque por "(nome da trilha)" 3. Inscreva-se gratuitamente 4. Siga o cronograma junto com este roadmap ✨ Seu plano está pronto! Lembre-se: o mais importante é a constância, não a velocidade. Comece pela Semana 1 e vá no seu ritmo. Tem alguma dúvida sobre o plano? Posso detalhar alguma parte específica? ## ⚙️ REGRAS DE PERSONALIZAÇÃO HORAS/SEMANA: - Menos de 5h: estender prazos, focar no essencial - 5-10h: roadmap padrão - Mais de 15h: adicionar conteúdo extra, projetos avançados EXPERIÊNCIA: - Zero: explicações mais didáticas, fundamentos reforçados - Iniciante: equilibrar teoria e prática - Alguma: focar em gaps específicos e portfolio OBJETIVO: - Primeiro emprego: enfatizar portfolio e entrevistas - Transição: destacar transferência de skills - Crescimento: focar em skills avançadas \</text:p>
      <text:section text:style-name="Sect1" text:name="mcDtoij9k4gT5rzPtj4VE-content-0">
        <text:p text:style-name="P2">Olá! Recebi suas informações do entrevistador.</text:p>
        <text:p text:style-name="P3"><text:span text:style-name="T1">Vejo que você escolheu </text:span><text:span text:style-name="Strong_20_Emphasis"><text:span text:style-name="T1">Carreira em Tecnologia</text:span></text:span><text:span text:style-name="T1"> e tem disponibilidade semanal para estudar. Perfeito! Vou montar agora seu plano completo personalizado...</text:span></text:p>
        <text:p text:style-name="P3"><text:span text:style-name="T1">🧩 </text:span><text:span text:style-name="Strong_20_Emphasis"><text:span text:style-name="T1">VISÃO DO DIA A DIA</text:span></text:span></text:p>
        <text:p text:style-name="P2">Como é o trabalho de um(a) profissional de tecnologia (exemplo: Desenvolvedor de Software):</text:p>
        <text:list text:style-name="L1">
          <text:list-item>
            <text:p text:style-name="P4">Escrever e revisar código</text:p>
          </text:list-item>
          <text:list-item>
            <text:p text:style-name="P4">Participar de reuniões de alinhamento com equipe</text:p>
          </text:list-item>
          <text:list-item>
            <text:p text:style-name="P4">Resolver bugs e problemas técnicos</text:p>
          </text:list-item>
          <text:list-item>
            <text:p text:style-name="P4">Implementar novas funcionalidades</text:p>
          </text:list-item>
          <text:list-item>
            <text:p text:style-name="P4">Documentar processos e soluções</text:p>
          </text:list-item>
        </text:list>
        <text:p text:style-name="P3"><text:span text:style-name="T1">🧠 </text:span><text:span text:style-name="Strong_20_Emphasis"><text:span text:style-name="T1">MAPA DE SKILLS</text:span></text:span></text:p>
        <text:p text:style-name="P3"><text:span text:style-name="Strong_20_Emphasis"><text:span text:style-name="T1">CORE SKILLS (essenciais):</text:span></text:span></text:p>
        <text:list text:style-name="L2">
          <text:list-item>
            <text:p text:style-name="P5">Lógica de programação</text:p>
          </text:list-item>
          <text:list-item>
            <text:p text:style-name="P5">Estruturas de dados e algoritmos</text:p>
          </text:list-item>
          <text:list-item>
            <text:p text:style-name="P5"><text:soft-page-break/>Versionamento com Git</text:p>
          </text:list-item>
        </text:list>
        <text:p text:style-name="P3"><text:span text:style-name="Strong_20_Emphasis"><text:span text:style-name="T1">NICE-TO-HAVE (complementares):</text:span></text:span></text:p>
        <text:list text:style-name="L3">
          <text:list-item>
            <text:p text:style-name="P6">Metodologias ágeis (Scrum/Kanban)</text:p>
          </text:list-item>
          <text:list-item>
            <text:p text:style-name="P6">Noções de UX/UI</text:p>
          </text:list-item>
        </text:list>
        <text:p text:style-name="P3"><text:span text:style-name="Strong_20_Emphasis"><text:span text:style-name="T1">FERRAMENTAS E TECNOLOGIAS:</text:span></text:span></text:p>
        <text:list text:style-name="L4">
          <text:list-item>
            <text:p text:style-name="P7">JavaScript ou Python</text:p>
          </text:list-item>
          <text:list-item>
            <text:p text:style-name="P7">GitHub/GitLab</text:p>
          </text:list-item>
          <text:list-item>
            <text:p text:style-name="P7">VS Code</text:p>
          </text:list-item>
        </text:list>
        <text:p text:style-name="P3"><text:span text:style-name="T1">📅 </text:span><text:span text:style-name="Strong_20_Emphasis"><text:span text:style-name="T1">ROADMAP DE 90 DIAS</text:span></text:span></text:p>
        <text:p text:style-name="P3"><text:span text:style-name="Strong_20_Emphasis"><text:span text:style-name="T1">ADAPTADO PARA:</text:span></text:span><text:span text:style-name="T1"> 5-10 horas/semana (roadmap padrão)</text:span></text:p>
        <text:p text:style-name="P3"><text:span text:style-name="Strong_20_Emphasis"><text:span text:style-name="T1">MÊS 1 - FUNDAMENTOS</text:span></text:span></text:p>
        <text:p text:style-name="P3"><text:span text:style-name="Strong_20_Emphasis"><text:span text:style-name="T1">SEMANA 1-2:</text:span></text:span></text:p>
        <text:list text:style-name="L5">
          <text:list-item>
            <text:p text:style-name="P8">Aprender lógica de programação</text:p>
          </text:list-item>
          <text:list-item>
            <text:p text:style-name="P8">Instalar e configurar ambiente de desenvolvimento</text:p>
          </text:list-item>
        </text:list>
        <text:p text:style-name="P3"><text:span text:style-name="Strong_20_Emphasis"><text:span text:style-name="T1">SEMANA 3-4:</text:span></text:span></text:p>
        <text:list text:style-name="L6">
          <text:list-item>
            <text:p text:style-name="P9">Estudar estruturas de dados básicas</text:p>
          </text:list-item>
          <text:list-item>
            <text:p text:style-name="P9">Praticar Git e versionamento</text:p>
          </text:list-item>
        </text:list>
        <text:p text:style-name="P3"><text:span text:style-name="Strong_20_Emphasis"><text:span text:style-name="T1">MÊS 2 - PRÁTICA</text:span></text:span></text:p>
        <text:p text:style-name="P3"><text:span text:style-name="Strong_20_Emphasis"><text:span text:style-name="T1">SEMANA 5-6:</text:span></text:span></text:p>
        <text:list text:style-name="L7">
          <text:list-item>
            <text:p text:style-name="P10">Construir pequenos scripts ou aplicações simples</text:p>
          </text:list-item>
          <text:list-item>
            <text:p text:style-name="P10">Resolver exercícios de algoritmos</text:p>
          </text:list-item>
        </text:list>
        <text:p text:style-name="P3"><text:span text:style-name="Strong_20_Emphasis"><text:span text:style-name="T1">SEMANA 7-8:</text:span></text:span></text:p>
        <text:list text:style-name="L8">
          <text:list-item>
            <text:p text:style-name="P11">Criar mini-projetos (calculadora, lista de tarefas)</text:p>
          </text:list-item>
          <text:list-item>
            <text:p text:style-name="P11">Publicar no GitHub</text:p>
          </text:list-item>
        </text:list>
        <text:p text:style-name="P3"><text:span text:style-name="Strong_20_Emphasis"><text:span text:style-name="T1">MÊS 3 - PORTFÓLIO E PREPARAÇÃO</text:span></text:span></text:p>
        <text:p text:style-name="P3"><text:span text:style-name="Strong_20_Emphasis"><text:span text:style-name="T1">SEMANA 9-10:</text:span></text:span></text:p>
        <text:list text:style-name="L9">
          <text:list-item>
            <text:p text:style-name="P12">Desenvolver projeto de portfólio completo</text:p>
          </text:list-item>
          <text:list-item>
            <text:p text:style-name="P12">Documentar código e funcionalidades</text:p>
          </text:list-item>
        </text:list>
        <text:p text:style-name="P3"><text:span text:style-name="Strong_20_Emphasis"><text:span text:style-name="T1">SEMANA 11-12:</text:span></text:span></text:p>
        <text:list text:style-name="L10">
          <text:list-item>
            <text:p text:style-name="P13">Simular entrevistas técnicas</text:p>
          </text:list-item>
          <text:list-item>
            <text:p text:style-name="P13">Revisar conceitos principais</text:p>
          </text:list-item>
        </text:list>
        <text:p text:style-name="P3"><text:span text:style-name="T1">🚀 </text:span><text:span text:style-name="Strong_20_Emphasis"><text:span text:style-name="T1">PROJETO DE PORTFÓLIO</text:span></text:span></text:p>
        <text:p text:style-name="P3"><text:span text:style-name="Strong_20_Emphasis"><text:span text:style-name="T1">PROJETO:</text:span></text:span><text:span text:style-name="T1"> Aplicação de Lista de Tarefas (To-Do App)</text:span></text:p>
        <text:p text:style-name="P3"><text:span text:style-name="Strong_20_Emphasis"><text:span text:style-name="T1">O QUE FAZER:</text:span></text:span><text:span text:style-name="T1"> Criar uma aplicação web simples que permita adicionar, editar e remover tarefas, com persistência de dados.</text:span></text:p>
        <text:p text:style-name="P3"><text:soft-page-break/><text:span text:style-name="Strong_20_Emphasis"><text:span text:style-name="T1">ENTREGÁVEIS:</text:span></text:span></text:p>
        <text:list text:style-name="L11">
          <text:list-item>
            <text:p text:style-name="P14">Interface funcional</text:p>
          </text:list-item>
          <text:list-item>
            <text:p text:style-name="P14">Código organizado e versionado</text:p>
          </text:list-item>
          <text:list-item>
            <text:p text:style-name="P14">Documentação no README</text:p>
          </text:list-item>
        </text:list>
        <text:p text:style-name="P3"><text:span text:style-name="Strong_20_Emphasis"><text:span text:style-name="T1">CRITÉRIOS DE ACEITAÇÃO:</text:span></text:span></text:p>
        <text:list text:style-name="L12">
          <text:list-item>
            <text:p text:style-name="P15">Usuário consegue adicionar/remover tarefas</text:p>
          </text:list-item>
          <text:list-item>
            <text:p text:style-name="P15">Interface responsiva</text:p>
          </text:list-item>
          <text:list-item>
            <text:p text:style-name="P15">Código disponível no GitHub</text:p>
          </text:list-item>
        </text:list>
        <text:p text:style-name="P3"><text:span text:style-name="Strong_20_Emphasis"><text:span text:style-name="T1">DICA:</text:span></text:span><text:span text:style-name="T1"> Comece simples e vá adicionando funcionalidades extras (filtros, categorias).</text:span></text:p>
        <text:p text:style-name="P3"><text:span text:style-name="T1">💬 </text:span><text:span text:style-name="Strong_20_Emphasis"><text:span text:style-name="T1">ROTEIRO DE ENTREVISTAS</text:span></text:span></text:p>
        <text:p text:style-name="P3"><text:span text:style-name="Strong_20_Emphasis"><text:span text:style-name="T1">PERGUNTA 1:</text:span></text:span><text:span text:style-name="T1"> "Fale sobre você e sua trajetória." </text:span><text:span text:style-name="Strong_20_Emphasis"><text:span text:style-name="T1">COMO RESPONDER:</text:span></text:span><text:span text:style-name="T1"> Estruture em 3 partes: formação, projetos realizados, motivação para a vaga.</text:span></text:p>
        <text:p text:style-name="P3"><text:span text:style-name="Strong_20_Emphasis"><text:span text:style-name="T1">PERGUNTA 2:</text:span></text:span><text:span text:style-name="T1"> "Qual linguagem você domina mais?" </text:span><text:span text:style-name="Strong_20_Emphasis"><text:span text:style-name="T1">COMO RESPONDER:</text:span></text:span><text:span text:style-name="T1"> Cite a linguagem principal, explique projetos feitos e mostre entusiasmo em aprender outras.</text:span></text:p>
        <text:p text:style-name="P3"><text:span text:style-name="Strong_20_Emphasis"><text:span text:style-name="T1">PERGUNTA 3:</text:span></text:span><text:span text:style-name="T1"> "Como você resolve problemas técnicos?" </text:span><text:span text:style-name="Strong_20_Emphasis"><text:span text:style-name="T1">COMO RESPONDER:</text:span></text:span><text:span text:style-name="T1"> Explique seu processo: analisar, pesquisar, testar soluções, documentar.</text:span></text:p>
        <text:p text:style-name="P3"><text:span text:style-name="Strong_20_Emphasis"><text:span text:style-name="T1">PERGUNTA 4:</text:span></text:span><text:span text:style-name="T1"> "Você já trabalhou em equipe?" </text:span><text:span text:style-name="Strong_20_Emphasis"><text:span text:style-name="T1">COMO RESPONDER:</text:span></text:span><text:span text:style-name="T1"> Relate experiências acadêmicas ou projetos colaborativos, destacando comunicação e colaboração.</text:span></text:p>
        <text:p text:style-name="P3"><text:span text:style-name="Strong_20_Emphasis"><text:span text:style-name="T1">PERGUNTA 5:</text:span></text:span><text:span text:style-name="T1"> "Por que devemos contratar você?" </text:span><text:span text:style-name="Strong_20_Emphasis"><text:span text:style-name="T1">COMO RESPONDER:</text:span></text:span><text:span text:style-name="T1"> Mostre motivação, dedicação e como suas habilidades se conectam com a vaga.</text:span></text:p>
        <text:p text:style-name="P3"><text:span text:style-name="T1">🎓 </text:span><text:span text:style-name="Strong_20_Emphasis"><text:span text:style-name="T1">TRILHA DIO RECOMENDADA</text:span></text:span></text:p>
        <text:p text:style-name="P3"><text:span text:style-name="Strong_20_Emphasis"><text:span text:style-name="T1">TRILHA:</text:span></text:span><text:span text:style-name="T1"> </text:span><text:span text:style-name="Emphasis"><text:span text:style-name="T1">Formação Desenvolvedor Web Fullstack</text:span></text:span></text:p>
        <text:p text:style-name="P3"><text:span text:style-name="Strong_20_Emphasis"><text:span text:style-name="T1">POR QUE ESSA TRILHA:</text:span></text:span><text:span text:style-name="T1"> Ela cobre fundamentos de programação, front-end e back-end, além de projetos práticos que fortalecem o portfólio.</text:span></text:p>
        <text:p text:style-name="P3"><text:span text:style-name="Strong_20_Emphasis"><text:span text:style-name="T1">PRÓXIMOS PASSOS:</text:span></text:span></text:p>
        <text:list text:style-name="L13">
          <text:list-item>
            <text:p text:style-name="P16">Acesse dio.me</text:p>
          </text:list-item>
          <text:list-item>
            <text:p text:style-name="P16">Busque por "Formação Desenvolvedor Web Fullstack"</text:p>
          </text:list-item>
          <text:list-item>
            <text:p text:style-name="P16">Inscreva-se gratuitamente</text:p>
          </text:list-item>
          <text:list-item>
            <text:p text:style-name="P16">Siga o cronograma junto com este roadmap</text:p>
          </text:list-item>
        </text:list>
        <text:p text:style-name="P2">✨ Seu plano está pronto!</text:p>
        <text:p text:style-name="P3"><text:span text:style-name="T1">Lembre-se: o mais importante é a </text:span><text:span text:style-name="Strong_20_Emphasis"><text:span text:style-name="T1">constância</text:span></text:span><text:span text:style-name="T1">, não a velocidade. Comece pela Semana 1 e vá no seu ritmo.</text:span></text:p>
        <text:p text:style-name="P2">Quer que eu adapte esse plano para uma carreira específica (ex.: Data Science, QA, DevOps) com base nos dados que você recebeu do Agent 1?</text:p>
      </text:section>
      <text:section text:style-name="Sect1" text:name="PUVbV7yTYbk2uvEWuRJ2q-user-message">
        <text:p text:style-name="P1">vamos acressentar tecnologia C#, e aumenta ROADMAP para 180 dias, sendo 20h semanais</text:p>
      </text:section>
      <text:section text:style-name="Sect1" text:name="2jku6MeNvPatARjhE9qSE-content-0">
        <text:p text:style-name="P3"><text:span text:style-name="T1">Ótimo ajuste! Vamos incluir </text:span><text:span text:style-name="Strong_20_Emphasis"><text:span text:style-name="T1">C#</text:span></text:span><text:span text:style-name="T1"> como tecnologia principal e expandir o roadmap para </text:span><text:span text:style-name="Strong_20_Emphasis"><text:span text:style-name="T1">180 dias</text:span></text:span><text:span text:style-name="T1">, considerando sua dedicação de </text:span><text:span text:style-name="Strong_20_Emphasis"><text:span text:style-name="T1">20h semanais</text:span></text:span><text:span text:style-name="T1">. Isso permitirá aprofundar fundamentos, prática avançada e projetos robustos de portfólio.</text:span></text:p>
        <text:p text:style-name="P3"><text:span text:style-name="T1">🧩 </text:span><text:span text:style-name="Strong_20_Emphasis"><text:span text:style-name="T1">VISÃO DO DIA A DIA</text:span></text:span></text:p>
        <text:p text:style-name="P2"><text:soft-page-break/>Como é o trabalho de um(a) Desenvolvedor(a) C#/.NET:</text:p>
        <text:list text:style-name="L14">
          <text:list-item>
            <text:p text:style-name="P17">Implementar funcionalidades em aplicações web e desktop usando C#</text:p>
          </text:list-item>
          <text:list-item>
            <text:p text:style-name="P17">Criar e consumir APIs REST</text:p>
          </text:list-item>
          <text:list-item>
            <text:p text:style-name="P17">Trabalhar com bancos de dados relacionais (SQL Server)</text:p>
          </text:list-item>
          <text:list-item>
            <text:p text:style-name="P17">Escrever testes automatizados para garantir qualidade</text:p>
          </text:list-item>
          <text:list-item>
            <text:p text:style-name="P17">Participar de revisões de código e reuniões ágeis</text:p>
          </text:list-item>
        </text:list>
        <text:p text:style-name="P3"><text:span text:style-name="T1">🧠 </text:span><text:span text:style-name="Strong_20_Emphasis"><text:span text:style-name="T1">MAPA DE SKILLS</text:span></text:span></text:p>
        <text:p text:style-name="P3"><text:span text:style-name="Strong_20_Emphasis"><text:span text:style-name="T1">CORE SKILLS (essenciais):</text:span></text:span></text:p>
        <text:list text:style-name="L15">
          <text:list-item>
            <text:p text:style-name="P18">Programação orientada a objetos (POO)</text:p>
          </text:list-item>
          <text:list-item>
            <text:p text:style-name="P18">Estruturas de dados e algoritmos</text:p>
          </text:list-item>
          <text:list-item>
            <text:p text:style-name="P18">Desenvolvimento com C# e .NET</text:p>
          </text:list-item>
        </text:list>
        <text:p text:style-name="P3"><text:span text:style-name="Strong_20_Emphasis"><text:span text:style-name="T1">NICE-TO-HAVE (complementares):</text:span></text:span></text:p>
        <text:list text:style-name="L16">
          <text:list-item>
            <text:p text:style-name="P19">ASP.NET Core MVC e Web API</text:p>
          </text:list-item>
          <text:list-item>
            <text:p text:style-name="P19">Entity Framework Core (ORM)</text:p>
          </text:list-item>
        </text:list>
        <text:p text:style-name="P3"><text:span text:style-name="Strong_20_Emphasis"><text:span text:style-name="T1">FERRAMENTAS E TECNOLOGIAS:</text:span></text:span></text:p>
        <text:list text:style-name="L17">
          <text:list-item>
            <text:p text:style-name="P20">C#</text:p>
          </text:list-item>
          <text:list-item>
            <text:p text:style-name="P20">Visual Studio / VS Code</text:p>
          </text:list-item>
          <text:list-item>
            <text:p text:style-name="P20">SQL Server</text:p>
          </text:list-item>
          <text:list-item>
            <text:p text:style-name="P20">Git/GitHub</text:p>
          </text:list-item>
        </text:list>
        <text:p text:style-name="P3"><text:span text:style-name="T1">📅 </text:span><text:span text:style-name="Strong_20_Emphasis"><text:span text:style-name="T1">ROADMAP DE 180 DIAS</text:span></text:span></text:p>
        <text:p text:style-name="P3"><text:span text:style-name="Strong_20_Emphasis"><text:span text:style-name="T1">ADAPTADO PARA:</text:span></text:span><text:span text:style-name="T1"> 20h/semana (conteúdo extra e projetos avançados)</text:span></text:p>
        <text:h text:style-name="P21" text:outline-level="3">MÊS 1-2 – FUNDAMENTOS</text:h>
        <text:p text:style-name="P3"><text:span text:style-name="Strong_20_Emphasis"><text:span text:style-name="T1">SEMANA 1-2:</text:span></text:span></text:p>
        <text:list text:style-name="L18">
          <text:list-item>
            <text:p text:style-name="P22">Revisar lógica de programação e POO</text:p>
          </text:list-item>
          <text:list-item>
            <text:p text:style-name="P22">Configurar ambiente com Visual Studio</text:p>
          </text:list-item>
        </text:list>
        <text:p text:style-name="P3"><text:span text:style-name="Strong_20_Emphasis"><text:span text:style-name="T1">SEMANA 3-4:</text:span></text:span></text:p>
        <text:list text:style-name="L19">
          <text:list-item>
            <text:p text:style-name="P23">Estruturas de dados em C#</text:p>
          </text:list-item>
          <text:list-item>
            <text:p text:style-name="P23">Controle de versão com Git</text:p>
          </text:list-item>
        </text:list>
        <text:p text:style-name="P3"><text:span text:style-name="Strong_20_Emphasis"><text:span text:style-name="T1">SEMANA 5-6:</text:span></text:span></text:p>
        <text:list text:style-name="L20">
          <text:list-item>
            <text:p text:style-name="P24">Introdução ao .NET e ASP.NET Core</text:p>
          </text:list-item>
          <text:list-item>
            <text:p text:style-name="P24">Criar primeira API simples</text:p>
          </text:list-item>
        </text:list>
        <text:p text:style-name="P3"><text:span text:style-name="Strong_20_Emphasis"><text:span text:style-name="T1">SEMANA 7-8:</text:span></text:span></text:p>
        <text:list text:style-name="L21">
          <text:list-item>
            <text:p text:style-name="P25">Banco de dados SQL Server</text:p>
          </text:list-item>
          <text:list-item>
            <text:p text:style-name="P25">CRUD básico com Entity Framework</text:p>
          </text:list-item>
        </text:list>
        <text:h text:style-name="P21" text:outline-level="3"><text:soft-page-break/>MÊS 3-4 – PRÁTICA INTERMEDIÁRIA</text:h>
        <text:p text:style-name="P3"><text:span text:style-name="Strong_20_Emphasis"><text:span text:style-name="T1">SEMANA 9-10:</text:span></text:span></text:p>
        <text:list text:style-name="L22">
          <text:list-item>
            <text:p text:style-name="P26">Construir aplicação MVC com autenticação</text:p>
          </text:list-item>
          <text:list-item>
            <text:p text:style-name="P26">Implementar testes unitários</text:p>
          </text:list-item>
        </text:list>
        <text:p text:style-name="P3"><text:span text:style-name="Strong_20_Emphasis"><text:span text:style-name="T1">SEMANA 11-12:</text:span></text:span></text:p>
        <text:list text:style-name="L23">
          <text:list-item>
            <text:p text:style-name="P27">Criar API REST completa com documentação (Swagger)</text:p>
          </text:list-item>
          <text:list-item>
            <text:p text:style-name="P27">Deploy em Azure ou AWS</text:p>
          </text:list-item>
        </text:list>
        <text:p text:style-name="P3"><text:span text:style-name="Strong_20_Emphasis"><text:span text:style-name="T1">SEMANA 13-14:</text:span></text:span></text:p>
        <text:list text:style-name="L24">
          <text:list-item>
            <text:p text:style-name="P28">Trabalhar com LINQ e consultas avançadas</text:p>
          </text:list-item>
          <text:list-item>
            <text:p text:style-name="P28">Introdução a design patterns</text:p>
          </text:list-item>
        </text:list>
        <text:p text:style-name="P3"><text:span text:style-name="Strong_20_Emphasis"><text:span text:style-name="T1">SEMANA 15-16:</text:span></text:span></text:p>
        <text:list text:style-name="L25">
          <text:list-item>
            <text:p text:style-name="P29">Projeto intermediário (ex.: sistema de cadastro de clientes)</text:p>
          </text:list-item>
          <text:list-item>
            <text:p text:style-name="P29">Publicar no GitHub com README detalhado</text:p>
          </text:list-item>
        </text:list>
        <text:h text:style-name="P21" text:outline-level="3">MÊS 5-6 – PORTFÓLIO E AVANÇO</text:h>
        <text:p text:style-name="P3"><text:span text:style-name="Strong_20_Emphasis"><text:span text:style-name="T1">SEMANA 17-18:</text:span></text:span></text:p>
        <text:list text:style-name="L26">
          <text:list-item>
            <text:p text:style-name="P30">Criar aplicação fullstack (ASP.NET + front-end básico)</text:p>
          </text:list-item>
          <text:list-item>
            <text:p text:style-name="P30">Implementar autenticação JWT</text:p>
          </text:list-item>
        </text:list>
        <text:p text:style-name="P3"><text:span text:style-name="Strong_20_Emphasis"><text:span text:style-name="T1">SEMANA 19-20:</text:span></text:span></text:p>
        <text:list text:style-name="L27">
          <text:list-item>
            <text:p text:style-name="P31">Otimizar performance e boas práticas de arquitetura</text:p>
          </text:list-item>
          <text:list-item>
            <text:p text:style-name="P31">Documentar projeto com diagramas UML</text:p>
          </text:list-item>
        </text:list>
        <text:p text:style-name="P3"><text:span text:style-name="Strong_20_Emphasis"><text:span text:style-name="T1">SEMANA 21-22:</text:span></text:span></text:p>
        <text:list text:style-name="L28">
          <text:list-item>
            <text:p text:style-name="P32">Preparação para entrevistas técnicas</text:p>
          </text:list-item>
          <text:list-item>
            <text:p text:style-name="P32">Resolver desafios de código em plataformas online</text:p>
          </text:list-item>
        </text:list>
        <text:p text:style-name="P3"><text:span text:style-name="Strong_20_Emphasis"><text:span text:style-name="T1">SEMANA 23-24:</text:span></text:span></text:p>
        <text:list text:style-name="L29">
          <text:list-item>
            <text:p text:style-name="P33">Finalizar projeto de portfólio robusto</text:p>
          </text:list-item>
          <text:list-item>
            <text:p text:style-name="P33">Simular entrevistas e revisar conceitos</text:p>
          </text:list-item>
        </text:list>
        <text:p text:style-name="P3"><text:span text:style-name="T1">🚀 </text:span><text:span text:style-name="Strong_20_Emphasis"><text:span text:style-name="T1">PROJETO DE PORTFÓLIO</text:span></text:span></text:p>
        <text:p text:style-name="P3"><text:span text:style-name="Strong_20_Emphasis"><text:span text:style-name="T1">PROJETO:</text:span></text:span><text:span text:style-name="T1"> Sistema de Gerenciamento de Tarefas (Task Manager)</text:span></text:p>
        <text:p text:style-name="P3"><text:span text:style-name="Strong_20_Emphasis"><text:span text:style-name="T1">O QUE FAZER:</text:span></text:span><text:span text:style-name="T1"> Criar uma aplicação web completa em ASP.NET Core com autenticação, CRUD de tarefas, filtros e relatórios.</text:span></text:p>
        <text:p text:style-name="P3"><text:span text:style-name="Strong_20_Emphasis"><text:span text:style-name="T1">ENTREGÁVEIS:</text:span></text:span></text:p>
        <text:list text:style-name="L30">
          <text:list-item>
            <text:p text:style-name="P34">API REST documentada</text:p>
          </text:list-item>
          <text:list-item>
            <text:p text:style-name="P34">Interface web funcional</text:p>
          </text:list-item>
          <text:list-item>
            <text:p text:style-name="P34">Banco de dados persistente</text:p>
          </text:list-item>
        </text:list>
        <text:p text:style-name="P3"><text:span text:style-name="Strong_20_Emphasis"><text:span text:style-name="T1">CRITÉRIOS DE ACEITAÇÃO:</text:span></text:span></text:p>
        <text:list text:style-name="L31">
          <text:list-item>
            <text:p text:style-name="P35"><text:soft-page-break/>Usuário consegue criar, editar e excluir tarefas</text:p>
          </text:list-item>
          <text:list-item>
            <text:p text:style-name="P35">Autenticação segura com JWT</text:p>
          </text:list-item>
          <text:list-item>
            <text:p text:style-name="P35">Projeto publicado em repositório público</text:p>
          </text:list-item>
        </text:list>
        <text:p text:style-name="P3"><text:span text:style-name="Strong_20_Emphasis"><text:span text:style-name="T1">DICA:</text:span></text:span><text:span text:style-name="T1"> Use Azure ou AWS para deploy e mostre que domina cloud.</text:span></text:p>
        <text:p text:style-name="P3"><text:span text:style-name="T1">💬 </text:span><text:span text:style-name="Strong_20_Emphasis"><text:span text:style-name="T1">ROTEIRO DE ENTREVISTAS</text:span></text:span></text:p>
        <text:p text:style-name="P3"><text:span text:style-name="Strong_20_Emphasis"><text:span text:style-name="T1">PERGUNTA 1:</text:span></text:span><text:span text:style-name="T1"> "Explique o conceito de POO." </text:span><text:span text:style-name="Strong_20_Emphasis"><text:span text:style-name="T1">COMO RESPONDER:</text:span></text:span><text:span text:style-name="T1"> Cite os pilares (encapsulamento, herança, polimorfismo, abstração) e dê exemplo em C#.</text:span></text:p>
        <text:p text:style-name="P3"><text:span text:style-name="Strong_20_Emphasis"><text:span text:style-name="T1">PERGUNTA 2:</text:span></text:span><text:span text:style-name="T1"> "Como funciona o Entity Framework?" </text:span><text:span text:style-name="Strong_20_Emphasis"><text:span text:style-name="T1">COMO RESPONDER:</text:span></text:span><text:span text:style-name="T1"> Explique que é um ORM que facilita interação com banco de dados, cite migrations e LINQ.</text:span></text:p>
        <text:p text:style-name="P3"><text:span text:style-name="Strong_20_Emphasis"><text:span text:style-name="T1">PERGUNTA 3:</text:span></text:span><text:span text:style-name="T1"> "O que é uma API REST?" </text:span><text:span text:style-name="Strong_20_Emphasis"><text:span text:style-name="T1">COMO RESPONDER:</text:span></text:span><text:span text:style-name="T1"> Defina como interface de comunicação entre sistemas, cite verbos HTTP e boas práticas.</text:span></text:p>
        <text:p text:style-name="P3"><text:span text:style-name="Strong_20_Emphasis"><text:span text:style-name="T1">PERGUNTA 4:</text:span></text:span><text:span text:style-name="T1"> "Como você versiona seu código?" </text:span><text:span text:style-name="Strong_20_Emphasis"><text:span text:style-name="T1">COMO RESPONDER:</text:span></text:span><text:span text:style-name="T1"> Explique uso de Git, branches, pull requests e boas práticas de commit.</text:span></text:p>
        <text:p text:style-name="P3"><text:span text:style-name="Strong_20_Emphasis"><text:span text:style-name="T1">PERGUNTA 5:</text:span></text:span><text:span text:style-name="T1"> "Qual projeto você tem orgulho de ter feito?" </text:span><text:span text:style-name="Strong_20_Emphasis"><text:span text:style-name="T1">COMO RESPONDER:</text:span></text:span><text:span text:style-name="T1"> Apresente o projeto de portfólio, explique desafios e soluções implementadas.</text:span></text:p>
        <text:p text:style-name="P3"><text:span text:style-name="T1">🎓 </text:span><text:span text:style-name="Strong_20_Emphasis"><text:span text:style-name="T1">TRILHA DIO RECOMENDADA</text:span></text:span></text:p>
        <text:p text:style-name="P3"><text:span text:style-name="Strong_20_Emphasis"><text:span text:style-name="T1">TRILHA:</text:span></text:span><text:span text:style-name="T1"> </text:span><text:span text:style-name="Emphasis"><text:span text:style-name="T1">Formação .NET Developer</text:span></text:span></text:p>
        <text:p text:style-name="P3"><text:span text:style-name="Strong_20_Emphasis"><text:span text:style-name="T1">POR QUE ESSA TRILHA:</text:span></text:span><text:span text:style-name="T1"> Ela cobre C#, ASP.NET, Entity Framework e projetos práticos, alinhando-se perfeitamente ao roadmap de 180 dias.</text:span></text:p>
        <text:p text:style-name="P3"><text:span text:style-name="Strong_20_Emphasis"><text:span text:style-name="T1">PRÓXIMOS PASSOS:</text:span></text:span></text:p>
        <text:list text:style-name="L32">
          <text:list-item>
            <text:p text:style-name="P36">Acesse dio.me</text:p>
          </text:list-item>
          <text:list-item>
            <text:p text:style-name="P36">Busque por "Formação .NET Developer"</text:p>
          </text:list-item>
          <text:list-item>
            <text:p text:style-name="P36">Inscreva-se gratuitamente</text:p>
          </text:list-item>
          <text:list-item>
            <text:p text:style-name="P36">Siga o cronograma junto com este roadmap</text:p>
          </text:list-item>
        </text:list>
        <text:p text:style-name="P2">✨ Seu plano atualizado está pronto!</text:p>
        <text:p text:style-name="P3"><text:span text:style-name="T1">Com 20h semanais, você terá ritmo acelerado e poderá construir projetos sólidos em C#. Quer que eu detalhe </text:span><text:span text:style-name="Strong_20_Emphasis"><text:span text:style-name="T1">um projeto avançado extra</text:span></text:span><text:span text:style-name="T1"> para diferenciar ainda mais seu portfólio?</text:span></text:p>
      </text:section>
      <text:section text:style-name="Sect1" text:name="gkWvvA7cSB56T9ZuCUbAd-user-message">
        <text:p text:style-name="P1">vamos atualizar as tecnologias: vamos manter as 180 dias com 8h semanais, quero comercar com github, python e c# somente o basico. Me indique cursos gratuitos alem da DIO.</text:p>
      </text:section>
      <text:section text:style-name="Sect1" text:name="HEbtiGnXMu8f9XGCjmTtq-content-0">
        <text:p text:style-name="P3"><text:span text:style-name="Strong_20_Emphasis"><text:span text:style-name="T1">Você terá um roadmap de 180 dias com 8h semanais, começando pelo básico de GitHub, Python e C#. Além da DIO, há ótimos cursos gratuitos em plataformas como Eu Capacito (parceria com Alura), iMasters e o repositório Free-Courses no GitHub, que oferecem conteúdos práticos e acessíveis.</text:span></text:span></text:p>
        <text:h text:style-name="P37" text:outline-level="2">🧩 Visão do Dia a Dia</text:h>
        <text:p text:style-name="P2">Como iniciante em GitHub, Python e C# você vai:</text:p>
        <text:list text:style-name="L33">
          <text:list-item>
            <text:p text:style-name="P38">Versionar código e colaborar em projetos via GitHub</text:p>
          </text:list-item>
          <text:list-item>
            <text:p text:style-name="P38">Criar scripts simples em Python para automatizar tarefas</text:p>
          </text:list-item>
          <text:list-item>
            <text:p text:style-name="P38">Desenvolver programas básicos em C# com foco em POO</text:p>
          </text:list-item>
          <text:list-item>
            <text:p text:style-name="P38">Documentar projetos e publicar repositórios</text:p>
          </text:list-item>
          <text:list-item>
            <text:p text:style-name="P38"><text:soft-page-break/>Participar de comunidades e resolver exercícios práticos</text:p>
          </text:list-item>
        </text:list>
        <text:h text:style-name="P37" text:outline-level="2">🧠 Mapa de Skills</text:h>
        <text:p text:style-name="P3"><text:span text:style-name="Strong_20_Emphasis"><text:span text:style-name="T1">Core Skills:</text:span></text:span></text:p>
        <text:list text:style-name="L34">
          <text:list-item>
            <text:p text:style-name="P39">Git/GitHub (versionamento e colaboração)</text:p>
          </text:list-item>
          <text:list-item>
            <text:p text:style-name="P39">Fundamentos de Python (variáveis, loops, funções)</text:p>
          </text:list-item>
          <text:list-item>
            <text:p text:style-name="P39">Fundamentos de C# (POO, sintaxe básica)</text:p>
          </text:list-item>
        </text:list>
        <text:p text:style-name="P3"><text:span text:style-name="Strong_20_Emphasis"><text:span text:style-name="T1">Nice-to-Have:</text:span></text:span></text:p>
        <text:list text:style-name="L35">
          <text:list-item>
            <text:p text:style-name="P40">SQL básico</text:p>
          </text:list-item>
          <text:list-item>
            <text:p text:style-name="P40">Noções de testes automatizados</text:p>
          </text:list-item>
        </text:list>
        <text:p text:style-name="P3"><text:span text:style-name="Strong_20_Emphasis"><text:span text:style-name="T1">Ferramentas e Tecnologias:</text:span></text:span></text:p>
        <text:list text:style-name="L36">
          <text:list-item>
            <text:p text:style-name="P41">GitHub</text:p>
          </text:list-item>
          <text:list-item>
            <text:p text:style-name="P41">Python</text:p>
          </text:list-item>
          <text:list-item>
            <text:p text:style-name="P41">C# / Visual Studio</text:p>
          </text:list-item>
        </text:list>
        <text:h text:style-name="P37" text:outline-level="2">📅 Roadmap de 180 Dias (8h semanais)</text:h>
        <text:h text:style-name="P21" text:outline-level="3">Mês 1-2 – Fundamentos</text:h>
        <text:list text:style-name="L37">
          <text:list-item>
            <text:p text:style-name="P42"><text:span text:style-name="Strong_20_Emphasis"><text:span text:style-name="T1">Semanas 1-2:</text:span></text:span><text:span text:style-name="T1"> Criar conta no GitHub, aprender comandos básicos de Git</text:span></text:p>
          </text:list-item>
          <text:list-item>
            <text:p text:style-name="P42"><text:span text:style-name="Strong_20_Emphasis"><text:span text:style-name="T1">Semanas 3-4:</text:span></text:span><text:span text:style-name="T1"> Python básico (variáveis, estruturas de controle)</text:span></text:p>
          </text:list-item>
          <text:list-item>
            <text:p text:style-name="P42"><text:span text:style-name="Strong_20_Emphasis"><text:span text:style-name="T1">Semanas 5-6:</text:span></text:span><text:span text:style-name="T1"> C# básico (POO, classes e objetos)</text:span></text:p>
          </text:list-item>
          <text:list-item>
            <text:p text:style-name="P42"><text:span text:style-name="Strong_20_Emphasis"><text:span text:style-name="T1">Semanas 7-8:</text:span></text:span><text:span text:style-name="T1"> Publicar primeiros scripts no GitHub</text:span></text:p>
          </text:list-item>
        </text:list>
        <text:h text:style-name="P21" text:outline-level="3">Mês 3-4 – Prática</text:h>
        <text:list text:style-name="L38">
          <text:list-item>
            <text:p text:style-name="P43"><text:span text:style-name="Strong_20_Emphasis"><text:span text:style-name="T1">Semanas 9-10:</text:span></text:span><text:span text:style-name="T1"> Projetos simples em Python (calculadora, lista de tarefas)</text:span></text:p>
          </text:list-item>
          <text:list-item>
            <text:p text:style-name="P43"><text:span text:style-name="Strong_20_Emphasis"><text:span text:style-name="T1">Semanas 11-12:</text:span></text:span><text:span text:style-name="T1"> Projetos simples em C# (cadastro de usuários)</text:span></text:p>
          </text:list-item>
          <text:list-item>
            <text:p text:style-name="P43"><text:span text:style-name="Strong_20_Emphasis"><text:span text:style-name="T1">Semanas 13-14:</text:span></text:span><text:span text:style-name="T1"> Uso de GitHub Issues e Pull Requests</text:span></text:p>
          </text:list-item>
          <text:list-item>
            <text:p text:style-name="P43"><text:span text:style-name="Strong_20_Emphasis"><text:span text:style-name="T1">Semanas 15-16:</text:span></text:span><text:span text:style-name="T1"> Documentar projetos com README</text:span></text:p>
          </text:list-item>
        </text:list>
        <text:h text:style-name="P21" text:outline-level="3">Mês 5-6 – Portfólio</text:h>
        <text:list text:style-name="L39">
          <text:list-item>
            <text:p text:style-name="P44"><text:span text:style-name="Strong_20_Emphasis"><text:span text:style-name="T1">Semanas 17-18:</text:span></text:span><text:span text:style-name="T1"> Criar API simples em Python (Flask)</text:span></text:p>
          </text:list-item>
          <text:list-item>
            <text:p text:style-name="P44"><text:span text:style-name="Strong_20_Emphasis"><text:span text:style-name="T1">Semanas 19-20:</text:span></text:span><text:span text:style-name="T1"> Criar CRUD em C# com console app</text:span></text:p>
          </text:list-item>
          <text:list-item>
            <text:p text:style-name="P44"><text:span text:style-name="Strong_20_Emphasis"><text:span text:style-name="T1">Semanas 21-22:</text:span></text:span><text:span text:style-name="T1"> Publicar portfólio no GitHub Pages</text:span></text:p>
          </text:list-item>
          <text:list-item>
            <text:p text:style-name="P44"><text:span text:style-name="Strong_20_Emphasis"><text:span text:style-name="T1">Semanas 23-24:</text:span></text:span><text:span text:style-name="T1"> Preparação para entrevistas e desafios de código</text:span></text:p>
          </text:list-item>
        </text:list>
        <text:h text:style-name="P37" text:outline-level="2">🚀 Projeto de Portfólio</text:h>
        <text:p text:style-name="P3"><text:span text:style-name="Strong_20_Emphasis"><text:span text:style-name="T1">Projeto:</text:span></text:span><text:span text:style-name="T1"> Sistema de Cadastro de Tarefas (Python + C#) </text:span><text:span text:style-name="Strong_20_Emphasis"><text:span text:style-name="T1">Entregáveis:</text:span></text:span></text:p>
        <text:list text:style-name="L40">
          <text:list-item>
            <text:p text:style-name="P45">CRUD em Python</text:p>
          </text:list-item>
          <text:list-item>
            <text:p text:style-name="P45">CRUD em C#</text:p>
          </text:list-item>
          <text:list-item>
            <text:p text:style-name="P45"><text:soft-page-break/>Repositório GitHub com documentação</text:p>
          </text:list-item>
        </text:list>
        <text:h text:style-name="P37" text:outline-level="2">🎓 Cursos Gratuitos Recomendados</text:h>
        <text:list text:style-name="L41">
          <text:list-item>
            <text:p text:style-name="P46"><text:span text:style-name="Strong_20_Emphasis"><text:span text:style-name="T1">Eu Capacito + Alura:</text:span></text:span><text:span text:style-name="T1"> Curso de GitHub e Python básico </text:span></text:p>
          </text:list-item>
          <text:list-item>
            <text:p text:style-name="P47"><text:span text:style-name="Strong_20_Emphasis"><text:span text:style-name="T1">iMasters:</text:span></text:span><text:span text:style-name="T1"> Cursos gratuitos de programação e GitHub </text:span></text:p>
          </text:list-item>
          <text:list-item>
            <text:p text:style-name="P47"><text:span text:style-name="Strong_20_Emphasis"><text:span text:style-name="T1">Free-Courses (GitHub):</text:span></text:span><text:span text:style-name="T1"> Repositório com centenas de cursos gratuitos de Python e C# </text:span></text:p>
          </text:list-item>
        </text:list>
        <text:p text:style-name="P3"><text:span text:style-name="T1">✨ Seu plano está pronto! Com 8h semanais, você terá ritmo consistente para dominar o básico de GitHub, Python e C#. Quer que eu detalhe </text:span><text:span text:style-name="Strong_20_Emphasis"><text:span text:style-name="T1">links diretos dos cursos recomendados</text:span></text:span><text:span text:style-name="T1"> para você já começar a se inscrever?</text:span></text:p>
      </text:section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5T08:40:55.092685400</meta:creation-date>
    <dc:date>2026-04-05T08:42:27.298349400</dc:date>
    <meta:editing-duration>PT1M32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8" meta:paragraph-count="212" meta:word-count="2087" meta:character-count="13108" meta:non-whitespace-character-count="11338"/>
  </office:meta>
</office:document-meta>
</file>